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  <style:text-properties fo:font-variant="normal" fo:text-transform="none" fo:color="#6a737d" style:font-name="SFMono-Regular" fo:font-size="9.75pt" fo:letter-spacing="normal" fo:font-style="normal" fo:font-weight="normal"/>
    </style:style>
    <style:style style:name="P2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3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fo:letter-spacing="normal"/>
    </style:style>
    <style:style style:name="P4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6f42c1" style:font-name="SFMono-Regular" fo:font-size="9.75pt" fo:letter-spacing="normal" fo:font-style="normal" fo:font-weight="normal"/>
    </style:style>
    <style:style style:name="P5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</style:style>
    <style:style style:name="T1" style:family="text">
      <style:text-properties fo:color="#6a737d" style:font-name="SFMono-Regular" fo:font-size="9.75pt" fo:font-style="normal" fo:font-weight="normal"/>
    </style:style>
    <style:style style:name="T2" style:family="text">
      <style:text-properties fo:color="#d73a49"/>
    </style:style>
    <style:style style:name="T3" style:family="text">
      <style:text-properties fo:color="#d73a49" style:font-name="SFMono-Regular" fo:font-size="9.75pt" fo:font-style="normal" fo:font-weight="normal"/>
    </style:style>
    <style:style style:name="T4" style:family="text">
      <style:text-properties fo:color="#6f42c1"/>
    </style:style>
    <style:style style:name="T5" style:family="text">
      <style:text-properties fo:color="#6f42c1" style:font-name="SFMono-Regular" fo:font-size="9.75pt" fo:font-style="normal" fo:font-weight="normal"/>
    </style:style>
    <style:style style:name="T6" style:family="text">
      <style:text-properties style:font-name="SFMono-Regular" fo:font-size="9.75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Contents of https://alice.databox.me/docs/file1.acl</text:p>
      <text:p text:style-name="P2"><text:span text:style-name="T2">@prefix</text:span> <text:s/>acl: <text:s/><text:span text:style-name="T4">&lt;http://www.w3.org/ns/auth/acl#&gt;</text:span> <text:s/>.</text:p>
      <text:p text:style-name="P5"/>
      <text:p text:style-name="P4">&lt;#authorization1&gt;</text:p>
      <text:p text:style-name="P3"><text:s text:c="4"/><text:span text:style-name="T3">a</text:span><text:span text:style-name="T6"> <text:s text:c="19"/>acl:Authorization;</text:span></text:p>
      <text:p text:style-name="P3"><text:s text:c="4"/><text:span text:style-name="T6">acl:agent <text:s text:c="6"/></text:span><text:span text:style-name="T5">&lt;https://alice.databox.me/profile/card#me&gt;</text:span><text:span text:style-name="T6">; <text:s/></text:span><text:span text:style-name="T1"># Alice's WebID</text:span></text:p>
      <text:p text:style-name="P3"><text:s text:c="4"/><text:span text:style-name="T6">acl:accessTo <text:s/></text:span><text:span text:style-name="T5">&lt;https://alice.databox.me/docs/file1&gt;</text:span><text:span text:style-name="T6">;</text:span></text:p>
      <text:p text:style-name="P3"><text:s text:c="4"/><text:span text:style-name="T6">acl:mode <text:s text:c="6"/>acl:Read, </text:span></text:p>
      <text:p text:style-name="P3"><text:s text:c="15"/><text:span text:style-name="T6">acl:Write, </text:span></text:p>
      <text:p text:style-name="P3"><text:s text:c="15"/><text:span text:style-name="T6">acl:Control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4:02:33.379171908</meta:creation-date>
    <dc:date>2019-01-26T14:03:57.077262072</dc:date>
    <meta:editing-duration>PT1M24S</meta:editing-duration>
    <meta:editing-cycles>1</meta:editing-cycles>
    <meta:document-statistic meta:table-count="0" meta:image-count="0" meta:object-count="0" meta:page-count="1" meta:paragraph-count="9" meta:word-count="22" meta:character-count="381" meta:non-whitespace-character-count="284"/>
    <meta:generator>LibreOffice/6.0.7.3$Linux_X86_64 LibreOffice_project/00m0$Build-3</meta:generator>
  </office:meta>
</office:document-meta>
</file>